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29cm" fo:min-width="3.34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36cm" fo:min-width="2.99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068cm" fo:min-width="1.281cm"/>
    </style:style>
    <style:style style:name="gr4" style:family="graphic" style:parent-style-name="standard">
      <style:graphic-properties draw:textarea-horizontal-align="justify" draw:textarea-vertical-align="middle" draw:auto-grow-height="false" fo:min-height="0.068cm" fo:min-width="1.28cm"/>
    </style:style>
    <style:style style:name="gr5" style:family="graphic" style:parent-style-name="standard">
      <style:graphic-properties draw:textarea-horizontal-align="justify" draw:textarea-vertical-align="middle" draw:auto-grow-height="false" fo:min-height="0.068cm" fo:min-width="1.279cm"/>
    </style:style>
    <style:style style:name="gr6" style:family="graphic" style:parent-style-name="standard">
      <style:graphic-properties draw:textarea-horizontal-align="justify" draw:textarea-vertical-align="middle" draw:auto-grow-height="false" fo:min-height="1.548cm" fo:min-width="2.09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91cm" fo:min-width="1.512cm" fo:wrap-option="wrap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Workstation" draw:style-name="gr1" draw:text-style-name="P1" draw:layer="layout" svg:width="4.127cm" svg:height="2.857cm" svg:x="5.234cm" svg:y="7.283cm">
          <text:p text:style-name="P1">Workstation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92cm" svg:height="2.857cm" svg:x="12.855cm" svg:y="7.284cm">
          <text:p text:style-name="P1">Server</text:p>
          <text:p text:style-name="P1">(back-up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2.223cm" svg:height="0.635cm" svg:x="9.996cm" svg:y="8.2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2.222cm" svg:height="0.635cm" svg:x="9.997cm" svg:y="4.42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3.492cm" svg:height="2.857cm" svg:x="12.855cm" svg:y="3.473cm">
          <text:p text:style-name="P1">Back-up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draw:layer="layout" svg:width="2.221cm" svg:height="0.635cm" svg:x="13.489cm" svg:y="15.85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3.492cm" svg:height="2.857cm" svg:x="5.552cm" svg:y="11.093cm">
          <text:p text:style-name="P1">Serv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2.222cm" svg:height="0.635cm" svg:x="9.997cm" svg:y="12.04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3.492cm" svg:height="2.857cm" svg:x="12.855cm" svg:y="11.093cm">
          <text:p text:style-name="P1">Back-up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492cm" svg:height="2.857cm" svg:x="5.553cm" svg:y="11.093cm">
          <text:p text:style-name="P1">Serv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2.222cm" svg:height="0.635cm" svg:x="6.504cm" svg:y="15.85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Workstation 1" draw:style-name="gr1" draw:text-style-name="P1" draw:layer="layout" svg:width="4.127cm" svg:height="2.857cm" svg:x="5.235cm" svg:y="3.472cm">
          <text:p text:style-name="P1">Workstation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Workstation 2" draw:style-name="gr1" draw:text-style-name="P1" draw:layer="layout" svg:width="4.127cm" svg:height="2.857cm" svg:x="1.742cm" svg:y="14.903cm">
          <text:p text:style-name="P1">Workstation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92cm" svg:height="2.857cm" svg:x="9.362cm" svg:y="14.903cm">
          <text:p text:style-name="P1">Serv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492cm" svg:height="2.857cm" svg:x="16.347cm" svg:y="14.903cm">
          <text:p text:style-name="P1">Back-up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draw:layer="layout" svg:width="2.221cm" svg:height="0.635cm" svg:x="13.489cm" svg:y="20.3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2.222cm" svg:height="0.635cm" svg:x="6.504cm" svg:y="20.3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Workstation 3" draw:style-name="gr1" draw:text-style-name="P1" draw:layer="layout" svg:width="4.127cm" svg:height="2.857cm" svg:x="1.743cm" svg:y="19.348cm">
          <text:p text:style-name="P1">Workstation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92cm" svg:height="2.857cm" svg:x="9.362cm" svg:y="19.349cm">
          <text:p text:style-name="P1">Serv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492cm" svg:height="2.857cm" svg:x="16.309cm" svg:y="19.314cm">
          <text:p text:style-name="P1">Back-up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4.127cm" svg:height="2.858cm" svg:x="9.045cm" svg:y="25.698cm">
          <text:p text:style-name="P1">Hint</text:p>
          <text:p text:style-name="P1">Serv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2" draw:layer="layout" svg:width="2.222cm" svg:height="0.635cm" draw:transform="rotate (-0.831474855650099) translate (5.514cm 23.07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2.222cm" svg:height="0.635cm" draw:transform="rotate (-1.56538580611371) translate (11.267cm 22.836cm)">
          <text:p/>
          <draw:enhanced-geometry svg:viewBox="0 0 21600 21600" draw:mirror-vertical="tru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2.222cm" svg:height="0.635cm" draw:transform="rotate (0.854862267626823) translate (14.903cm 24.7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2.858cm" svg:height="1.905cm" draw:transform="rotate (-0.911934534167038) translate (2.532cm 1.317cm)">
          <text:p text:style-name="P1">Mobile</text:p>
          <draw:enhanced-geometry svg:viewBox="0 0 21600 21600" draw:mirror-horizontal="true" draw:glue-points="10800 0 3160 3160 0 10800 3160 18440 10800 21600 18440 18440 21600 10800 18440 3160 ?f14 ?f15" draw:text-areas="3200 3200 18400 18400" draw:type="round-callout" draw:modifiers="4965 3856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1" draw:layer="layout" svg:width="2.858cm" svg:height="1.905cm" draw:transform="rotate (-0.911934534167038) translate (2.506cm 5.214cm)">
          <text:p text:style-name="P1">Mobile</text:p>
          <draw:enhanced-geometry svg:viewBox="0 0 21600 21600" draw:mirror-horizontal="true" draw:glue-points="10800 0 3160 3160 0 10800 3160 18440 10800 21600 18440 18440 21600 10800 18440 3160 ?f14 ?f15" draw:text-areas="3200 3200 18400 18400" draw:type="round-callout" draw:modifiers="4965 3856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d38100" draw:textarea-horizontal-align="justify" fo:padding-top="0.125cm" fo:padding-bottom="0.125cm" fo:padding-left="0.25cm" fo:padding-right="0.25cm" fo:wrap-option="wrap" draw:shadow="visible" draw:shadow-offset-x="0.102cm" draw:shadow-offset-y="0.102cm" draw:shadow-color="#808080" loext:shadow-blur="0.071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8T16:56:13.515426755</meta:creation-date>
    <dc:date>2023-10-29T07:38:18.229650617</dc:date>
    <meta:editing-duration>PT32M</meta:editing-duration>
    <meta:editing-cycles>7</meta:editing-cycles>
    <meta:generator>LibreOffice/7.3.7.2$Linux_X86_64 LibreOffice_project/30$Build-2</meta:generator>
    <meta:document-statistic meta:object-count="26"/>
  </office:meta>
</office:document-meta>
</file>